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ar new" svg:font-family="'Couriar new'" style:font-family-generic="system"/>
    <style:font-face style:name="Lohit Devanagari" svg:font-family="'Lohit Devanagari'" style:font-family-generic="system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_Timer" svg:font-family="a_Time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1" style:family="table">
      <style:table-properties style:width="6.6931in" style:rel-width="100%" fo:margin-left="-0.075in" table:align="left"/>
    </style:style>
    <style:style style:name="Таблица1.A" style:family="table-column">
      <style:table-column-properties style:column-width="2.9528in" style:rel-column-width="4252*"/>
    </style:style>
    <style:style style:name="Таблица1.B" style:family="table-column">
      <style:table-column-properties style:column-width="1.7722in" style:rel-column-width="2552*"/>
    </style:style>
    <style:style style:name="Таблица1.C" style:family="table-column">
      <style:table-column-properties style:column-width="1.9681in" style:rel-column-width="2834*"/>
    </style:style>
    <style:style style:name="Таблица1.1" style:family="table-row">
      <style:table-row-properties style:min-row-height="0.4264in" style:use-optimal-row-height="false"/>
    </style:style>
    <style:style style:name="Таблица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Таблица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fo:line-height="150%" fo:text-align="center" style:justify-single-word="false" style:snap-to-layout-grid="false"/>
      <style:text-properties fo:font-size="14pt" style:font-size-asian="14pt" style:font-size-complex="14pt"/>
    </style:style>
    <style:style style:name="P8" style:family="paragraph" style:parent-style-name="Standard">
      <style:paragraph-properties fo:line-height="150%" style:snap-to-layout-grid="false"/>
      <style:text-properties fo:font-size="14pt" style:font-size-asian="14pt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10" style:family="paragraph" style:parent-style-name="Standard">
      <style:text-properties fo:font-size="14pt" style:font-size-asian="14pt" style:language-asian="ru" style:country-asian="RU" style:font-size-complex="14pt"/>
    </style:style>
    <style:style style:name="P11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12" style:family="paragraph" style:parent-style-name="Standard">
      <style:text-properties fo:font-size="14pt" fo:font-weight="bold" style:font-size-asian="14pt" style:language-asian="ru" style:country-asian="RU" style:font-weight-asian="bold" style:font-size-complex="14pt"/>
    </style:style>
    <style:style style:name="P13" style:family="paragraph" style:parent-style-name="Standard">
      <style:text-properties fo:font-size="14pt" fo:language="en" fo:country="US" style:font-size-asian="14pt" style:font-size-complex="14pt"/>
    </style:style>
    <style:style style:name="P14" style:family="paragraph" style:parent-style-name="Standard">
      <style:paragraph-properties fo:line-height="150%"/>
    </style:style>
    <style:style style:name="P15" style:family="paragraph" style:parent-style-name="Standard">
      <style:paragraph-properties fo:line-height="150%" fo:text-align="center" style:justify-single-word="false"/>
    </style:style>
    <style:style style:name="P16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fo:font-size="14pt" fo:font-weight="bold" style:font-size-asian="14pt" style:font-weight-asian="bold" style:font-size-complex="14pt"/>
    </style:style>
    <style:style style:name="P1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style:font-size-asian="14pt" style:font-weight-asian="bold" style:font-size-complex="14pt"/>
    </style:style>
    <style:style style:name="P18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style:font-size-asian="14pt" style:font-size-complex="14pt"/>
    </style:style>
    <style:style style:name="P19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</style:style>
    <style:style style:name="P20" style:family="paragraph" style:parent-style-name="Standard">
      <style:paragraph-properties fo:margin-left="0in" fo:margin-right="0in" fo:line-height="115%" fo:text-align="justify" style:justify-single-word="false" fo:text-indent="0.4925in" style:auto-text-indent="false"/>
      <style:text-properties style:font-name="Couriar new"/>
    </style:style>
    <style:style style:name="P21" style:family="paragraph" style:parent-style-name="Standard">
      <style:paragraph-properties fo:margin-left="0in" fo:margin-right="0in" fo:line-height="150%" fo:text-align="justify" style:justify-single-word="false" fo:text-indent="0.4925in" style:auto-text-indent="false" fo:break-before="page"/>
      <style:text-properties fo:font-size="14pt" fo:font-weight="bold" style:font-size-asian="14pt" style:font-weight-asian="bold" style:font-size-complex="14pt"/>
    </style:style>
    <style:style style:name="P22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</style:style>
    <style:style style:name="P23" style:family="paragraph" style:parent-style-name="Times14_5f_РИО2">
      <style:paragraph-properties fo:margin-left="0in" fo:margin-right="0in" fo:line-height="150%" fo:text-indent="0in" style:auto-text-indent="false" fo:break-before="page"/>
    </style:style>
    <style:style style:name="P24" style:family="paragraph" style:parent-style-name="Standard">
      <style:paragraph-properties fo:margin-left="0in" fo:margin-right="0in" fo:line-height="150%" fo:text-indent="0.2043in" style:auto-text-indent="false"/>
      <style:text-properties fo:font-size="14pt" style:font-size-asian="14pt" style:font-size-complex="14pt"/>
    </style:style>
    <style:style style:name="P25" style:family="paragraph" style:parent-style-name="Standard">
      <style:paragraph-properties fo:margin-left="0in" fo:margin-right="0in" fo:line-height="150%" fo:text-indent="0.2043in" style:auto-text-indent="false"/>
    </style:style>
    <style:style style:name="P26" style:family="paragraph" style:parent-style-name="Standard">
      <style:paragraph-properties fo:margin-left="0in" fo:margin-right="0in" fo:line-height="150%" fo:text-indent="0.5in" style:auto-text-indent="false"/>
      <style:text-properties fo:font-size="14pt" style:font-size-asian="14pt" style:font-size-complex="14pt"/>
    </style:style>
    <style:style style:name="P27" style:family="paragraph" style:parent-style-name="Preformatted_20_Text">
      <style:text-properties style:font-name="Consolas" fo:language="en" fo:country="US" style:font-name-complex="Consolas"/>
    </style:style>
    <style:style style:name="P28" style:family="paragraph" style:parent-style-name="Preformatted_20_Text">
      <style:text-properties fo:language="en" fo:country="US"/>
    </style:style>
    <style:style style:name="P29" style:family="paragraph" style:parent-style-name="Standard">
      <style:paragraph-properties fo:margin-top="0.0398in" fo:margin-bottom="0.0398in" loext:contextual-spacing="false"/>
    </style:style>
    <style:style style:name="P30" style:family="paragraph" style:parent-style-name="Standard">
      <style:paragraph-properties fo:margin-top="0.0398in" fo:margin-bottom="0.0398in" loext:contextual-spacing="false"/>
      <style:text-properties style:font-name="Consolas" fo:font-size="10pt" fo:language="en" fo:country="US" style:font-size-asian="10pt" style:font-name-complex="Consolas" style:font-size-complex="10pt"/>
    </style:style>
    <style:style style:name="P31" style:family="paragraph" style:parent-style-name="Standard" style:master-page-name="MP0">
      <style:paragraph-properties fo:line-height="150%" fo:text-align="center" style:justify-single-word="false" style:page-number="auto" fo:break-before="page"/>
      <style:text-properties fo:text-transform="uppercase" fo:font-size="14pt" fo:font-weight="bold" style:font-size-asian="14pt" style:font-weight-asian="bold" style:font-size-complex="14pt"/>
    </style:style>
    <style:style style:name="P32" style:family="paragraph" style:parent-style-name="Standard" style:list-style-name="L1">
      <style:paragraph-properties fo:line-height="150%"/>
      <style:text-properties fo:font-size="14pt" style:font-size-asian="14pt" style:font-size-complex="14pt"/>
    </style:style>
    <style:style style:name="P33" style:family="paragraph" style:parent-style-name="Standard" style:list-style-name="L1">
      <style:paragraph-properties fo:line-height="150%"/>
    </style:style>
    <style:style style:name="T1" style:family="text">
      <style:text-properties fo:text-transform="uppercase" style:font-size-complex="14pt"/>
    </style:style>
    <style:style style:name="T2" style:family="text">
      <style:text-properties fo:text-transform="uppercase" style:font-size-complex="14pt" style:font-weight-complex="normal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style:font-size-asian="14pt" style:language-asian="ru" style:country-asian="RU" style:font-size-complex="14pt"/>
    </style:style>
    <style:style style:name="T6" style:family="text">
      <style:text-properties fo:font-size="14pt" fo:language="smj" fo:country="NO" style:font-size-asian="14pt" style:font-size-complex="14pt"/>
    </style:style>
    <style:style style:name="T7" style:family="text">
      <style:text-properties fo:font-size="14pt" fo:language="en" fo:country="US" style:font-size-asian="14pt" style:font-size-complex="14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Consolas" fo:language="en" fo:country="US" style:font-name-complex="Consolas"/>
    </style:style>
    <style:style style:name="T10" style:family="text">
      <style:text-properties style:font-name="Consolas" style:font-name-complex="Consolas"/>
    </style:style>
    <style:style style:name="T11" style:family="text">
      <style:text-properties style:font-name="Consolas" fo:font-size="10pt" fo:letter-spacing="normal" fo:language="en" fo:country="US" fo:font-weight="normal" style:font-size-asian="10pt" style:font-weight-asian="normal" style:font-name-complex="Consolas" style:font-size-complex="10pt" style:font-weight-complex="normal"/>
    </style:style>
    <style:style style:name="T12" style:family="text">
      <style:text-properties style:font-name="Times New Roman"/>
    </style:style>
    <style:style style:name="T13" style:family="text">
      <style:text-properties style:font-name="Times New Roman" fo:language="en" fo:country="US"/>
    </style:style>
    <style:style style:name="T14" style:family="text">
      <style:text-properties style:font-name="Times New Roman" fo:font-size="14pt" fo:language="en" fo:country="US" style:font-size-asian="14pt" style:font-size-complex="14pt"/>
    </style:style>
    <style:style style:name="T15" style:family="text">
      <style:text-properties style:font-name="Times New Roman" fo:font-size="14pt" style:font-size-asian="14pt" style:font-size-complex="14pt"/>
    </style:style>
    <text:list-style style:name="L1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25in" fo:margin-left="0.7043in"/>
        </style:list-level-properties>
        <style:text-properties style:font-name="Symbo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25in" fo:margin-left="1.2043in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25in" fo:margin-left="1.7043in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25in" fo:margin-left="2.2043in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25in" fo:margin-left="2.7043in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25in" fo:margin-left="3.2043in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25in" fo:margin-left="3.7043in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25in" fo:margin-left="4.2043in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25in" fo:margin-left="4.704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МИНОБРНАУКИ РОССИИ</text:p>
      <text:p text:style-name="P3">Санкт-Петербургский государственный</text:p>
      <text:p text:style-name="P3">электротехнический университет</text:p>
      <text:p text:style-name="P3">«ЛЭТИ» им. В.И. Ульянова (Ленина)</text:p>
      <text:p text:style-name="P16">Кафедра МО ЭВМ</text:p>
      <text:p text:style-name="P3"/>
      <text:p text:style-name="P3"/>
      <text:p text:style-name="P3"/>
      <text:p text:style-name="P3"/>
      <text:p text:style-name="P6"/>
      <text:p text:style-name="P6"/>
      <text:p text:style-name="P6"/>
      <text:p text:style-name="P22"><text:span text:style-name="Название_20_книги"><text:span text:style-name="T1">отчет</text:span></text:span></text:p>
      <text:p text:style-name="P11">по лабораторной работе №4</text:p>
      <text:p text:style-name="P15"><text:span text:style-name="Основной_20_шрифт_20_абзаца"><text:span text:style-name="T3">по дисциплине «</text:span></text:span><text:span text:style-name="Основной_20_шрифт_20_абзаца"><text:span text:style-name="T8">ПОСТРОЕНИЕ и АНАЛИЗ АЛГОРИТМОВ</text:span></text:span><text:span text:style-name="Основной_20_шрифт_20_абзаца"><text:span text:style-name="T3">»</text:span></text:span></text:p>
      <text:p text:style-name="P15"><text:span text:style-name="Название_20_книги"><text:span text:style-name="T4">Тема: А</text:span></text:span><text:span text:style-name="Название_20_книги"><text:span text:style-name="T5">лгоритм КМП</text:span></text:span></text:p>
      <text:p text:style-name="P6"/>
      <text:p text:style-name="P6"/>
      <text:p text:style-name="P6"/>
      <text:p text:style-name="P6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5">Студент гр. 8383</text:p>
          </table:table-cell>
          <table:table-cell table:style-name="Таблица1.B1" office:value-type="string">
            <text:p text:style-name="P8"/>
          </table:table-cell>
          <table:table-cell table:style-name="Таблица1.A1" office:value-type="string">
            <text:p text:style-name="P6">Ларин А.</text:p>
          </table:table-cell>
        </table:table-row>
        <table:table-row table:style-name="Таблица1.1">
          <table:table-cell table:style-name="Таблица1.A1" office:value-type="string">
            <text:p text:style-name="P5">Преподаватель</text:p>
          </table:table-cell>
          <table:table-cell table:style-name="Таблица1.B2" office:value-type="string">
            <text:p text:style-name="P8"/>
          </table:table-cell>
          <table:table-cell table:style-name="Таблица1.A1" office:value-type="string">
            <text:p text:style-name="P7">Фирсов М.А.</text:p>
          </table:table-cell>
        </table:table-row>
      </table:table>
      <text:p text:style-name="P9"/>
      <text:p text:style-name="P9"/>
      <text:p text:style-name="P9"/>
      <text:p text:style-name="P9"/>
      <text:p text:style-name="P9"/>
      <text:p text:style-name="P9">Санкт-Петербург</text:p>
      <text:p text:style-name="P9">2020</text:p>
      <text:p text:style-name="P21">Цель работы.</text:p>
      <text:p text:style-name="P19"><text:span text:style-name="Основной_20_шрифт_20_абзаца"><text:span text:style-name="T4">Изучить принцип работы алгоритма КМП для нахождения подстроки с втроке. Решить с его помощью задачи</text:span></text:span></text:p>
      <text:p text:style-name="P17"/>
      <text:p text:style-name="P17">Основные теоретические положения.</text:p>
      <text:p text:style-name="P24">Алгоритм Кнута — Морриса — Пратта (КМП-алгоритм) — эффективный алгоритм, осуществляющий поиск подстроки в строке. Время работы алгоритма линейно зависит от объёма входных данных, то есть разработать асимптотически более эффективный алгоритм невозможно.</text:p>
      <text:p text:style-name="P24">Рассмотрим сравнение строк на позиции i , где образец S[0,m-1] сопоставляется с частью текста T[i,i+m-1]. Предположим, что первое несовпадение произошло между T[i+j] и S[j], где 1&lt;j&lt;m. Тогда T[i, i+j-1] = S[0, j-1] = P и a = T[i+j] ≠ S[j] = b.</text:p>
      <text:p text:style-name="P25"><text:span text:style-name="Основной_20_шрифт_20_абзаца"><text:span text:style-name="T4">При сдвиге вполне можно ожидать, что префикс (начальные символы) образца S сойдется с каким-нибудь суффиксом (конечные символы) текста P. Длина наиболее длинного префикса, являющегося одновременно суффиксом, есть значение префикс-функции от строки S для индекса j.</text:span></text:span></text:p>
      <text:p text:style-name="P24">Это приводит нас к следующему алгоритму: </text:p>
      <text:list xml:id="list68129517" text:style-name="L1">
        <text:list-item>
          <text:p text:style-name="P32">Считать значения префикс-функции π[i] будем по очереди: от i=1 к i=n-1 (значение π[0] просто присвоим равным нулю).</text:p>
        </text:list-item>
        <text:list-item>
          <text:p text:style-name="P33"><text:span text:style-name="Основной_20_шрифт_20_абзаца"><text:span text:style-name="T4">Для подсчёта текущего значения π</text:span></text:span><text:span text:style-name="Основной_20_шрифт_20_абзаца"><text:span text:style-name="T6"> </text:span></text:span><text:span text:style-name="Основной_20_шрифт_20_абзаца"><text:span text:style-name="T4">[i] мы заводим переменную j, обозначающую длину текущего рассматриваемого образца. Изначально j = π[i-1].</text:span></text:span></text:p>
        </text:list-item>
        <text:list-item>
          <text:p text:style-name="P32">Тестируем образец длины j, для чего сравниваем символы s[j] и s[i]. Если они совпадают — то полагаем π[i] = j+1 и переходим к следующему индексу i+1. Если же символы отличаются, то уменьшаем длину j, полагая её равной π[j-1], и повторяем этот шаг алгоритма с начала.</text:p>
        </text:list-item>
        <text:list-item>
          <text:p text:style-name="P32"><text:soft-page-break/>Если мы дошли до длины j=0 и так и не нашли совпадения, то останавливаем процесс перебора образцов и полагаем π[i] = 0 и переходим к следующему индексу i+1.</text:p>
        </text:list-item>
      </text:list>
      <text:p text:style-name="P26"/>
      <text:p text:style-name="P17">Задание</text:p>
      <text:p text:style-name="P4">Реализуйте алгоритм КМП и с его помощью для заданных шаблона P (∣P∣≤15000) и текста T (∣T∣≤5000000) найдите все вхождения P в T.<text:line-break/><text:line-break/>Вход:<text:line-break/>Первая строка - P <text:line-break/>Вторая строка - T<text:line-break/>Выход:<text:line-break/>индексы начал вхождений P  в  T, разделенных запятой, если P не входит в T, то вывести −1 </text:p>
      <text:p text:style-name="Standard"><text:span text:style-name="Strong_20_Emphasis"><text:span text:style-name="T7">Sample Input:</text:span></text:span></text:p>
      <text:p text:style-name="P13">ab</text:p>
      <text:p text:style-name="P13">abab</text:p>
      <text:p text:style-name="Standard"><text:span text:style-name="Strong_20_Emphasis"><text:span text:style-name="T7">Sample Output:</text:span></text:span></text:p>
      <text:p text:style-name="P4">0,2</text:p>
      <text:p text:style-name="P12"/>
      <text:p text:style-name="P10">Вар. 2. Оптимизация по памяти: программа должна требовать O(m) памяти, где m - длина образца. Это возможно, если не учитывать память, в которой хранится строка поиска.</text:p>
      <text:p text:style-name="P12"/>
      <text:p text:style-name="P17">Реализация<text:tab/></text:p>
      <text:p text:style-name="P18">Выделяется буфер под значения перфикс-функции длины, равной длине шаблона. Далее в цикле высчитывается значение префикс функции для каждой позиции в шаблоне. Значение заносятся в буфер. Затем в цикле <text:s/>высчитывается значение префикс-функции для каждой позиции уже в тексте, где постфикс считается от текущей позиции, а префикс от начала шаблона. Значение сравнивается с длиной шаблона, и при совпадении индекс начала постфикса в тексте заносится в отдельный массив — это найденное вхождение шаблона в тексте.</text:p>
      <text:p text:style-name="P18">Массив индексов вхождений возвращается.</text:p>
      <text:p text:style-name="P18"/>
      <text:p text:style-name="P19"><text:span text:style-name="Основной_20_шрифт_20_абзаца"><text:span text:style-name="T4">Сложность по памяти —O(m), где </text:span></text:span><text:span text:style-name="Основной_20_шрифт_20_абзаца"><text:span text:style-name="T6">m </text:span></text:span><text:span text:style-name="Основной_20_шрифт_20_абзаца"><text:span text:style-name="T4">- длина шаблона.</text:span></text:span></text:p>
      <text:p text:style-name="P19"><text:soft-page-break/><text:span text:style-name="Основной_20_шрифт_20_абзаца"><text:span text:style-name="T4">Сложность по времени — линейная от суммы длинн шаблона и текста O(m+n), где </text:span></text:span><text:span text:style-name="Основной_20_шрифт_20_абзаца"><text:span text:style-name="T6">m </text:span></text:span><text:span text:style-name="Основной_20_шрифт_20_абзаца"><text:span text:style-name="T4">- длина шаблона, </text:span></text:span><text:span text:style-name="Основной_20_шрифт_20_абзаца"><text:span text:style-name="T6">n – </text:span></text:span><text:span text:style-name="Основной_20_шрифт_20_абзаца"><text:span text:style-name="T4">длина текста, т.к. цикл проходит сначала шаблон, потом текст.</text:span></text:span></text:p>
      <text:p text:style-name="P14"><text:span text:style-name="Основной_20_шрифт_20_абзаца"><text:span text:style-name="T4"><text:line-break/><text:tab/></text:span></text:span><text:span text:style-name="Основной_20_шрифт_20_абзаца"><text:span text:style-name="T3">Описание функций и структур данных</text:span></text:span></text:p>
      <text:p text:style-name="P14"/>
      <text:p text:style-name="P5"><text:tab/>Для хранения буфера используются структура данных vector из STL</text:p>
      <text:p text:style-name="P27">std::vector&lt;size_t&gt; prefix;</text:p>
      <text:p text:style-name="P28"/>
      <text:p text:style-name="Preformatted_20_Text"><text:span text:style-name="Основной_20_шрифт_20_абзаца"><text:span text:style-name="T9">vector&lt;size_t&gt; KMP(const string&amp; sample, const string&amp; text)</text:span></text:span><text:span text:style-name="Основной_20_шрифт_20_абзаца"><text:span text:style-name="T13"> </text:span></text:span><text:span text:style-name="Основной_20_шрифт_20_абзаца"><text:span text:style-name="T14">- </text:span></text:span><text:span text:style-name="Основной_20_шрифт_20_абзаца"><text:span text:style-name="T15">функция</text:span></text:span><text:span text:style-name="Основной_20_шрифт_20_абзаца"><text:span text:style-name="T14">, </text:span></text:span><text:span text:style-name="Основной_20_шрифт_20_абзаца"><text:span text:style-name="T15">реализующая</text:span></text:span><text:span text:style-name="Основной_20_шрифт_20_абзаца"><text:span text:style-name="T14"> </text:span></text:span><text:span text:style-name="Основной_20_шрифт_20_абзаца"><text:span text:style-name="T15">основную</text:span></text:span><text:span text:style-name="Основной_20_шрифт_20_абзаца"><text:span text:style-name="T14"> </text:span></text:span><text:span text:style-name="Основной_20_шрифт_20_абзаца"><text:span text:style-name="T15">логику</text:span></text:span><text:span text:style-name="Основной_20_шрифт_20_абзаца"><text:span text:style-name="T14"> </text:span></text:span><text:span text:style-name="Основной_20_шрифт_20_абзаца"><text:span text:style-name="T15">алгоритма</text:span></text:span><text:span text:style-name="Основной_20_шрифт_20_абзаца"><text:span text:style-name="T14"> KMP. </text:span></text:span><text:span text:style-name="Основной_20_шрифт_20_абзаца"><text:span text:style-name="T15">Принимает шаблон для поиска</text:span></text:span><text:span text:style-name="Основной_20_шрифт_20_абзаца"><text:span text:style-name="T12"> </text:span></text:span><text:span text:style-name="Основной_20_шрифт_20_абзаца"><text:span text:style-name="T10">sample</text:span></text:span><text:span text:style-name="Основной_20_шрифт_20_абзаца"><text:span text:style-name="T12"> </text:span></text:span><text:span text:style-name="Основной_20_шрифт_20_абзаца"><text:span text:style-name="T15">и текст для поиска</text:span></text:span><text:span text:style-name="Основной_20_шрифт_20_абзаца"><text:span text:style-name="T12"> </text:span></text:span><text:span text:style-name="Основной_20_шрифт_20_абзаца"><text:span text:style-name="T10">text</text:span></text:span>. <text:span text:style-name="Основной_20_шрифт_20_абзаца"><text:span text:style-name="T15">Возвращает вектор индексов вхождений.</text:span></text:span></text:p>
      <text:p text:style-name="P4"/>
      <text:p text:style-name="P17">Тесты.</text:p>
      <text:p text:style-name="P20">1.</text:p>
      <text:p text:style-name="P20">aab</text:p>
      <text:p text:style-name="P20">aabaabaaaabaabаaab</text:p>
      <text:p text:style-name="P20">0,3,8,11,16</text:p>
      <text:p text:style-name="P20">2.</text:p>
      <text:p text:style-name="P20">ab</text:p>
      <text:p text:style-name="P20">abab</text:p>
      <text:p text:style-name="P20">0,2</text:p>
      <text:p text:style-name="P17"/>
      <text:p text:style-name="P17">Выводы.</text:p>
      <text:p text:style-name="P18">В результате работы была написана полностью рабочая программа решающая поставленную задачу при использовании изученных теоретических материалов. Программа было протестирована, результаты тестов удовлетворительны.</text:p>
      <text:p text:style-name="P23"><text:span text:style-name="Название_20_книги"><text:span text:style-name="T2">Приложение А(листинг программы)</text:span></text:span></text:p>
      <text:p text:style-name="P29"><text:span text:style-name="Название_20_книги"><text:span text:style-name="T11">#include &lt;string&gt;</text:span></text:span></text:p>
      <text:p text:style-name="P29"><text:span text:style-name="Название_20_книги"><text:span text:style-name="T11">#include &lt;iostream&gt;</text:span></text:span></text:p>
      <text:p text:style-name="P29"><text:span text:style-name="Название_20_книги"><text:span text:style-name="T11">#include &lt;vector&gt;</text:span></text:span></text:p>
      <text:p text:style-name="P30"/>
      <text:p text:style-name="P29"><text:span text:style-name="Название_20_книги"><text:span text:style-name="T11">using namespace std;</text:span></text:span></text:p>
      <text:p text:style-name="P30"/>
      <text:p text:style-name="P29"><text:span text:style-name="Название_20_книги"><text:span text:style-name="T11">vector&lt;size_t&gt; KMP(const string&amp; sample, const string&amp; text){</text:span></text:span></text:p>
      <text:p text:style-name="P29"><text:span text:style-name="Название_20_книги"><text:span text:style-name="T11"><text:s text:c="4"/>vector&lt;size_t&gt;&amp; prefix = *new vector&lt;size_t&gt;(sample.length());//O(m) memory usage</text:span></text:span></text:p>
      <text:p text:style-name="P29"><text:span text:style-name="Название_20_книги"><text:span text:style-name="T11"><text:s text:c="4"/>vector&lt;size_t&gt; entries;//Entries array</text:span></text:span></text:p>
      <text:p text:style-name="P30"/>
      <text:p text:style-name="P29"><text:span text:style-name="Название_20_книги"><text:span text:style-name="T11"><text:s text:c="4"/>size_t last_prefix = prefix[0] = 0;//Init prefix value for zero position</text:span></text:span></text:p>
      <text:p text:style-name="P29"><text:span text:style-name="Название_20_книги"><text:span text:style-name="T11"><text:s text:c="4"/>for (size_t i=1; i&lt;sample.length(); i++) {//Hence going from secons position</text:span></text:span></text:p>
      <text:p text:style-name="P29"><text:span text:style-name="Название_20_книги"><text:span text:style-name="T11"><text:s text:c="8"/>while (last_prefix &gt; 0 &amp;&amp; sample[last_prefix] != sample[i])</text:span></text:span></text:p>
      <text:p text:style-name="P29"><text:span text:style-name="Название_20_книги"><text:span text:style-name="T11"><text:s text:c="12"/>last_prefix = prefix[last_prefix-1];</text:span></text:span></text:p>
      <text:p text:style-name="P30"/>
      <text:p text:style-name="P29"><text:span text:style-name="Название_20_книги"><text:span text:style-name="T11"><text:s text:c="8"/>if (sample[last_prefix] == sample[i])</text:span></text:span></text:p>
      <text:p text:style-name="P29"><text:span text:style-name="Название_20_книги"><text:span text:style-name="T11"><text:s text:c="12"/>last_prefix++;</text:span></text:span></text:p>
      <text:p text:style-name="P30"/>
      <text:p text:style-name="P29"><text:span text:style-name="Название_20_книги"><text:span text:style-name="T11"><text:s text:c="8"/>prefix[i] = last_prefix;</text:span></text:span></text:p>
      <text:p text:style-name="P29"><text:span text:style-name="Название_20_книги"><text:span text:style-name="T11"><text:s text:c="4"/>}</text:span></text:span></text:p>
      <text:p text:style-name="P30"/>
      <text:p text:style-name="P29"><text:span text:style-name="Название_20_книги"><text:span text:style-name="T11"><text:s text:c="4"/>last_prefix = 0;</text:span></text:span></text:p>
      <text:p text:style-name="P29"><text:span text:style-name="Название_20_книги"><text:span text:style-name="T11"><text:s text:c="4"/>for (size_t i=0; i&lt;text.length(); i++) {</text:span></text:span></text:p>
      <text:p text:style-name="P29"><text:span text:style-name="Название_20_книги"><text:span text:style-name="T11"><text:s text:c="8"/>while (last_prefix &gt; 0 &amp;&amp; sample[last_prefix] != text[i])</text:span></text:span></text:p>
      <text:p text:style-name="P29"><text:span text:style-name="Название_20_книги"><text:span text:style-name="T11"><text:s text:c="12"/>last_prefix = prefix[last_prefix-1];</text:span></text:span></text:p>
      <text:p text:style-name="P30"/>
      <text:p text:style-name="P29"><text:span text:style-name="Название_20_книги"><text:span text:style-name="T11"><text:s text:c="8"/>if (sample[last_prefix] == text[i])</text:span></text:span></text:p>
      <text:p text:style-name="P29"><text:span text:style-name="Название_20_книги"><text:span text:style-name="T11"><text:s text:c="12"/>last_prefix++;</text:span></text:span></text:p>
      <text:p text:style-name="P30"/>
      <text:p text:style-name="P29"><text:span text:style-name="Название_20_книги"><text:span text:style-name="T11"><text:s text:c="8"/>if (last_prefix == sample.length()) {</text:span></text:span></text:p>
      <text:p text:style-name="P29"><text:span text:style-name="Название_20_книги"><text:span text:style-name="T11"><text:s text:c="12"/>entries.push_back(i + 1 - sample.length());</text:span></text:span></text:p>
      <text:p text:style-name="P29"><text:span text:style-name="Название_20_книги"><text:span text:style-name="T11"><text:s text:c="8"/>}</text:span></text:span></text:p>
      <text:p text:style-name="P29"><text:span text:style-name="Название_20_книги"><text:span text:style-name="T11"><text:s text:c="4"/>}</text:span></text:span></text:p>
      <text:p text:style-name="P29"><text:span text:style-name="Название_20_книги"><text:span text:style-name="T11"><text:s text:c="4"/>delete(&amp;prefix);</text:span></text:span></text:p>
      <text:p text:style-name="P29"><text:span text:style-name="Название_20_книги"><text:span text:style-name="T11"><text:s text:c="4"/>return entries;</text:span></text:span></text:p>
      <text:p text:style-name="P29"><text:span text:style-name="Название_20_книги"><text:span text:style-name="T11">}</text:span></text:span></text:p>
      <text:p text:style-name="P30"/>
      <text:p text:style-name="P29"><text:span text:style-name="Название_20_книги"><text:span text:style-name="T11">int cycle(string A, string B){</text:span></text:span></text:p>
      <text:p text:style-name="P29"><text:span text:style-name="Название_20_книги"><text:span text:style-name="T11"><text:s text:c="4"/>vector&lt;size_t&gt;&amp; prefix = *new vector&lt;size_t&gt;(A.length());</text:span></text:span></text:p>
      <text:p text:style-name="P29"><text:span text:style-name="Название_20_книги"><text:span text:style-name="T11"><text:s text:c="4"/>size_t max_prefix = 0;</text:span></text:span></text:p>
      <text:p text:style-name="P29"><text:span text:style-name="Название_20_книги"><text:span text:style-name="T11"><text:s text:c="4"/>size_t last_prefix = prefix[0] = 0;</text:span></text:span></text:p>
      <text:p text:style-name="P29"><text:soft-page-break/><text:span text:style-name="Название_20_книги"><text:span text:style-name="T11"><text:s text:c="4"/>for (size_t i=1; i&lt;A.length(); i++) {</text:span></text:span></text:p>
      <text:p text:style-name="P29"><text:span text:style-name="Название_20_книги"><text:span text:style-name="T11"><text:s text:c="8"/>while (last_prefix &gt; 0 &amp;&amp; A[last_prefix] != A[i])</text:span></text:span></text:p>
      <text:p text:style-name="P29"><text:span text:style-name="Название_20_книги"><text:span text:style-name="T11"><text:s text:c="12"/>last_prefix = prefix[last_prefix-1];</text:span></text:span></text:p>
      <text:p text:style-name="P30"/>
      <text:p text:style-name="P29"><text:span text:style-name="Название_20_книги"><text:span text:style-name="T11"><text:s text:c="8"/>if (A[last_prefix] == A[i])</text:span></text:span></text:p>
      <text:p text:style-name="P29"><text:span text:style-name="Название_20_книги"><text:span text:style-name="T11"><text:s text:c="12"/>last_prefix++;</text:span></text:span></text:p>
      <text:p text:style-name="P30"/>
      <text:p text:style-name="P29"><text:span text:style-name="Название_20_книги"><text:span text:style-name="T11"><text:s text:c="8"/>prefix[i] = last_prefix;</text:span></text:span></text:p>
      <text:p text:style-name="P29"><text:span text:style-name="Название_20_книги"><text:span text:style-name="T11"><text:s text:c="4"/>}</text:span></text:span></text:p>
      <text:p text:style-name="P30"/>
      <text:p text:style-name="P29"><text:span text:style-name="Название_20_книги"><text:span text:style-name="T11"><text:s text:c="4"/>last_prefix = 0;</text:span></text:span></text:p>
      <text:p text:style-name="P29"><text:span text:style-name="Название_20_книги"><text:span text:style-name="T11"><text:s text:c="4"/>for (size_t i=0; i&lt;B.length(); i++) {</text:span></text:span></text:p>
      <text:p text:style-name="P29"><text:span text:style-name="Название_20_книги"><text:span text:style-name="T11"><text:s text:c="8"/>while (last_prefix &gt; 0 &amp;&amp; A[last_prefix] != B[i])</text:span></text:span></text:p>
      <text:p text:style-name="P29"><text:span text:style-name="Название_20_книги"><text:span text:style-name="T11"><text:s text:c="12"/>last_prefix = prefix[last_prefix-1];</text:span></text:span></text:p>
      <text:p text:style-name="P30"/>
      <text:p text:style-name="P29"><text:span text:style-name="Название_20_книги"><text:span text:style-name="T11"><text:s text:c="8"/>if (A[last_prefix] == B[i])</text:span></text:span></text:p>
      <text:p text:style-name="P29"><text:span text:style-name="Название_20_книги"><text:span text:style-name="T11"><text:s text:c="12"/>last_prefix++;</text:span></text:span></text:p>
      <text:p text:style-name="P30"/>
      <text:p text:style-name="P29"><text:span text:style-name="Название_20_книги"><text:span text:style-name="T11"><text:s text:c="8"/>if (last_prefix &gt; max_prefix) {</text:span></text:span></text:p>
      <text:p text:style-name="P29"><text:span text:style-name="Название_20_книги"><text:span text:style-name="T11"><text:s text:c="12"/>max_prefix = last_prefix;</text:span></text:span></text:p>
      <text:p text:style-name="P29"><text:span text:style-name="Название_20_книги"><text:span text:style-name="T11"><text:s text:c="8"/>}</text:span></text:span></text:p>
      <text:p text:style-name="P29"><text:span text:style-name="Название_20_книги"><text:span text:style-name="T11"><text:s text:c="4"/>}</text:span></text:span></text:p>
      <text:p text:style-name="P30"/>
      <text:p text:style-name="P29"><text:span text:style-name="Название_20_книги"><text:span text:style-name="T11"><text:s text:c="4"/>for(int i = 0;i&lt;A.length()-max_prefix;i++){</text:span></text:span></text:p>
      <text:p text:style-name="P29"><text:span text:style-name="Название_20_книги"><text:span text:style-name="T11"><text:s text:c="8"/>if(A[i+max_prefix]!=B[i]){</text:span></text:span></text:p>
      <text:p text:style-name="P29"><text:span text:style-name="Название_20_книги"><text:span text:style-name="T11"><text:s text:c="12"/>delete(&amp;prefix);</text:span></text:span></text:p>
      <text:p text:style-name="P29"><text:span text:style-name="Название_20_книги"><text:span text:style-name="T11"><text:s text:c="12"/>return -1;</text:span></text:span></text:p>
      <text:p text:style-name="P29"><text:span text:style-name="Название_20_книги"><text:span text:style-name="T11"><text:s text:c="8"/>}</text:span></text:span></text:p>
      <text:p text:style-name="P29"><text:span text:style-name="Название_20_книги"><text:span text:style-name="T11"><text:s text:c="4"/>}</text:span></text:span></text:p>
      <text:p text:style-name="P30"/>
      <text:p text:style-name="P29"><text:span text:style-name="Название_20_книги"><text:span text:style-name="T11"><text:s text:c="4"/>delete(&amp;prefix);</text:span></text:span></text:p>
      <text:p text:style-name="P29"><text:span text:style-name="Название_20_книги"><text:span text:style-name="T11"><text:s text:c="4"/>return max_prefix;</text:span></text:span></text:p>
      <text:p text:style-name="P30"/>
      <text:p text:style-name="P29"><text:span text:style-name="Название_20_книги"><text:span text:style-name="T11">}</text:span></text:span></text:p>
      <text:p text:style-name="P30"/>
      <text:p text:style-name="P29"><text:span text:style-name="Название_20_книги"><text:span text:style-name="T11">int main() {</text:span></text:span></text:p>
      <text:p text:style-name="P29"><text:span text:style-name="Название_20_книги"><text:span text:style-name="T11"><text:s text:c="4"/>string sample;</text:span></text:span></text:p>
      <text:p text:style-name="P29"><text:span text:style-name="Название_20_книги"><text:span text:style-name="T11"><text:s text:c="4"/>string text;</text:span></text:span></text:p>
      <text:p text:style-name="P29"><text:span text:style-name="Название_20_книги"><text:span text:style-name="T11"><text:s text:c="4"/>cin&gt;&gt;sample;</text:span></text:span></text:p>
      <text:p text:style-name="P29"><text:span text:style-name="Название_20_книги"><text:span text:style-name="T11"><text:s text:c="4"/>cin&gt;&gt;text;</text:span></text:span></text:p>
      <text:p text:style-name="P29"><text:span text:style-name="Название_20_книги"><text:span text:style-name="T11"><text:s text:c="4"/>cout&lt;&lt;cycle(text,sample);</text:span></text:span></text:p>
      <text:p text:style-name="P29"><text:span text:style-name="Название_20_книги"><text:span text:style-name="T11"><text:s text:c="4"/>return 0;</text:span></text:span></text:p>
      <text:p text:style-name="P29"><text:soft-page-break/><text:span text:style-name="Название_20_книги"><text:span text:style-name="T11">}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ar new" svg:font-family="'Couriar new'" style:font-family-generic="system"/>
    <style:font-face style:name="Lohit Devanagari" svg:font-family="'Lohit Devanagari'" style:font-family-generic="system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_Timer" svg:font-family="a_Time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2043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fo:background-color="transparent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fo:language="ru" fo:country="RU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/>
      <style:text-properties fo:font-size="11pt" fo:font-weight="bold" style:font-size-asian="11pt" style:font-weight-asian="bold" fo:hyphenate="false"/>
    </style:style>
    <style:style style:name="Text_20_body" style:display-name="Text body" style:family="paragraph" style:parent-style-name="Standard" style:class="text">
      <style:paragraph-properties fo:text-align="center" style:justify-single-word="false" fo:hyphenation-ladder-count="no-limit"/>
      <style:text-properties fo:font-size="14pt" fo:font-weight="bold" style:font-size-asian="14pt" style:font-weight-asian="bold"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hyphenation-ladder-count="no-limit" fo:keep-with-next="always"/>
      <style:text-properties fo:font-style="italic" style:font-style-asian="italic" fo:hyphenate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39in" fo:margin-bottom="0in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size="13pt" fo:font-weight="bold" style:font-name-asian="Cambria" style:font-family-asian="Cambria" style:font-family-generic-asian="roman" style:font-pitch-asian="variable" style:font-size-asian="13pt" style:font-weight-asian="bold" style:font-name-complex="Cambria" style:font-family-complex="Cambria" style:font-family-generic-complex="roman" style:font-pitch-complex="variable" style:font-size-complex="13pt" style:font-weight-complex="bold" fo:hyphenate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39in" fo:margin-bottom="0in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weight="bold" style:font-weight-asian="bold" style:font-weight-complex="bold" fo:hyphenate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 fo:hyphenation-ladder-count="no-limit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39in" fo:margin-bottom="0in" loext:contextual-spacing="false" fo:keep-together="always" fo:hyphenation-ladder-count="no-limit" fo:keep-with-next="always"/>
      <style:text-properties fo:color="#243f60" style:font-name="Cambria" fo:font-family="Cambria" style:font-family-generic="roman" style:font-pitch="variable" fo:font-style="italic" style:font-name-asian="Cambria" style:font-family-asian="Cambria" style:font-family-generic-asian="roman" style:font-pitch-asian="variable" style:font-style-asian="italic" style:font-name-complex="Cambria" style:font-family-complex="Cambria" style:font-family-generic-complex="roman" style:font-pitch-complex="variable" style:font-style-complex="italic" fo:hyphenate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39in" fo:margin-bottom="0in" loext:contextual-spacing="false" fo:keep-together="always" fo:hyphenation-ladder-count="no-limit" fo:keep-with-next="always"/>
      <style:text-properties fo:color="#404040" style:font-name="Cambria" fo:font-family="Cambria" style:font-family-generic="roman" style:font-pitch="variable" fo:font-style="italic" style:font-name-asian="Cambria" style:font-family-asian="Cambria" style:font-family-generic-asian="roman" style:font-pitch-asian="variable" style:font-style-asian="italic" style:font-name-complex="Cambria" style:font-family-complex="Cambria" style:font-family-generic-complex="roman" style:font-pitch-complex="variable" style:font-style-complex="italic" fo:hyphenate="fals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39in" fo:margin-bottom="0in" loext:contextual-spacing="false" fo:keep-together="always" fo:hyphenation-ladder-count="no-limit" fo:keep-with-next="always"/>
      <style:text-properties fo:color="#404040" style:font-name="Cambria" fo:font-family="Cambria" style:font-family-generic="roman" style:font-pitch="variable" fo:font-size="10pt" fo:font-style="italic" style:font-name-asian="Cambria" style:font-family-asian="Cambria" style:font-family-generic-asian="roman" style:font-pitch-asian="variable" style:font-size-asian="10pt" style:font-style-asian="italic" style:font-name-complex="Cambria" style:font-family-complex="Cambria" style:font-family-generic-complex="roman" style:font-pitch-complex="variable" style:font-size-complex="10pt" style:font-style-complex="italic" fo:hyphenate="false"/>
    </style:style>
    <style:style style:name="Обычный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Lohit Devanagari" style:font-family-complex="'Lohit Devanagari'" style:font-family-generic-complex="system" fo:hyphenate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in" fo:margin-right="0in" fo:hyphenation-ladder-count="no-limit" fo:text-indent="0.3937in" style:auto-text-indent="false"/>
      <style:text-properties style:font-size-complex="10pt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ohit Devanagari" style:font-family-complex="'Lohit Devanagari'" style:font-family-generic-complex="system" fo:hyphenate="false"/>
    </style:style>
    <style:style style:name="Text_20_body_20_indent" style:display-name="Text body indent" style:family="paragraph" style:parent-style-name="Standard" style:class="text">
      <style:paragraph-properties fo:margin-left="0.3937in" fo:margin-right="0.4764in" fo:line-height="0.1945in" fo:text-align="justify" style:justify-single-word="false" fo:hyphenation-ladder-count="no-limit" fo:text-indent="0.2953in" style:auto-text-indent="false">
        <style:tab-stops/>
      </style:paragraph-properties>
      <style:text-properties fo:color="#000000" fo:hyphenate="false"/>
    </style:style>
    <style:style style:name="список_20_с_20_точками" style:display-name="список с точками" style:family="paragraph" style:parent-style-name="Standard">
      <style:paragraph-properties fo:margin-left="0.25in" fo:margin-right="0in" fo:line-height="130%" fo:text-align="justify" style:justify-single-word="false" fo:hyphenation-ladder-count="no-limit" fo:text-indent="-0.25in" style:auto-text-indent="false">
        <style:tab-stops/>
      </style:paragraph-properties>
      <style:text-properties fo:hyphenate="false"/>
    </style:style>
    <style:style style:name="Для_20_таблиц" style:display-name="Для таблиц" style:family="paragraph" style:parent-style-name="Standard">
      <style:paragraph-properties fo:hyphenation-ladder-count="no-limit"/>
      <style:text-properties fo:hyphenate="false"/>
    </style:style>
    <style:style style:name="Обычный_20__28_веб_29_" style:display-name="Обычный (веб)" style:family="paragraph" style:parent-style-name="Standard" style:list-style-name="WW8Num3">
      <style:paragraph-properties fo:margin-top="0.1945in" fo:margin-bottom="0.1945in" loext:contextual-spacing="false" fo:hyphenation-ladder-count="no-limit"/>
      <style:text-properties fo:hyphenate="false"/>
    </style:style>
    <style:style style:name="Subtitle" style:family="paragraph" style:parent-style-name="Standard" style:next-style-name="Text_20_body" style:class="chapter">
      <style:paragraph-properties fo:text-align="center" style:justify-single-word="false" fo:hyphenation-ladder-count="no-limit"/>
      <style:text-properties fo:font-variant="small-caps" fo:font-weight="bold" style:font-weight-asian="bold" style:font-weight-complex="bold" fo:hyphenate="false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2957in" fo:margin-right="0in" fo:text-align="justify" style:justify-single-word="false" fo:hyphenation-ladder-count="no-limit" fo:text-indent="-0.2957in" style:auto-text-indent="false">
        <style:tab-stops/>
      </style:paragraph-properties>
      <style:text-properties fo:font-weight="bold" style:font-weight-asian="bold" fo:hyphenate="false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1.1811in" fo:margin-right="0in" fo:margin-top="0.0835in" fo:margin-bottom="0in" loext:contextual-spacing="false" fo:text-align="justify" style:justify-single-word="false" fo:hyphenation-ladder-count="no-limit" fo:text-indent="-0.4917in" style:auto-text-indent="false">
        <style:tab-stops/>
      </style:paragraph-properties>
      <style:text-properties fo:hyphenate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in" fo:margin-bottom="0.111in" loext:contextual-spacing="false" fo:line-height="0.1665in" fo:hyphenation-ladder-count="no-limit"/>
      <style:text-properties style:font-name="Verdana" fo:font-family="Verdana" style:font-family-generic="swiss" style:font-pitch="variable" fo:font-size="10pt" fo:language="en" fo:country="US" style:font-name-asian="Verdana" style:font-family-asian="Verdana" style:font-family-generic-asian="swiss" style:font-pitch-asian="variable" style:font-size-asian="10pt" style:font-name-complex="Verdana" style:font-family-complex="Verdana" style:font-family-generic-complex="swiss" style:font-pitch-complex="variable" style:font-size-complex="10pt" fo:hyphenate="false"/>
    </style:style>
    <style:style style:name="По_20_центру" style:display-name="По центру" style:family="paragraph" style:parent-style-name="Standard">
      <style:paragraph-properties fo:text-align="center" style:justify-single-word="false" fo:hyphenation-ladder-count="no-limit"/>
      <style:text-properties fo:font-size="14pt" style:font-size-asian="14pt" style:font-size-complex="10pt" fo:hyphenate="false"/>
    </style:style>
    <style:style style:name="Без_20_отступа" style:display-name="Без отступа" style:family="paragraph" style:parent-style-name="Standard">
      <style:paragraph-properties fo:text-align="justify" style:justify-single-word="false" fo:hyphenation-ladder-count="no-limit"/>
      <style:text-properties fo:font-size="14pt" style:font-size-asian="14pt" style:font-size-complex="10pt" fo:hyphenate="false"/>
    </style:style>
    <style:style style:name="Affiliation" style:family="paragraph" style:parent-style-name="Standard">
      <style:paragraph-properties fo:margin-top="0.0835in" fo:margin-bottom="0.0835in" loext:contextual-spacing="false" fo:hyphenation-ladder-count="no-limit"/>
      <style:text-properties style:font-size-complex="14pt" fo:hyphenate="false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in" fo:margin-bottom="0.111in" loext:contextual-spacing="false" fo:line-height="0.1665in" fo:hyphenation-ladder-count="no-limit"/>
      <style:text-properties style:font-name="Verdana" fo:font-family="Verdana" style:font-family-generic="swiss" style:font-pitch="variable" fo:font-size="10pt" fo:language="en" fo:country="US" style:font-name-asian="Verdana" style:font-family-asian="Verdana" style:font-family-generic-asian="swiss" style:font-pitch-asian="variable" style:font-size-asian="10pt" style:font-name-complex="Verdana" style:font-family-complex="Verdana" style:font-family-generic-complex="swiss" style:font-pitch-complex="variable" style:font-size-complex="10pt" fo:hyphenate="false"/>
    </style:style>
    <style:style style:name="Footer" style:family="paragraph" style:parent-style-name="Standard" style:class="extra">
      <style:paragraph-properties fo:hyphenation-ladder-count="no-limit"/>
      <style:text-properties fo:hyphenate="false"/>
    </style:style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in" fo:margin-bottom="0.111in" loext:contextual-spacing="false" fo:line-height="0.1665in" fo:hyphenation-ladder-count="no-limit"/>
      <style:text-properties style:font-name="Verdana" fo:font-family="Verdana" style:font-family-generic="swiss" style:font-pitch="variable" fo:font-size="10pt" fo:language="en" fo:country="US" style:font-name-asian="Verdana" style:font-family-asian="Verdana" style:font-family-generic-asian="swiss" style:font-pitch-asian="variable" style:font-size-asian="10pt" style:font-name-complex="Verdana" style:font-family-complex="Verdana" style:font-family-generic-complex="swiss" style:font-pitch-complex="variable" style:font-size-complex="10pt" fo:hyphenate="false"/>
    </style:style>
    <style:style style:name="Абзац_20_списка" style:display-name="Абзац списка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ConsPlusNormal" style:family="paragraph">
      <style:paragraph-properties fo:margin-left="0in" fo:margin-right="0in" fo:hyphenation-ladder-count="no-limit" fo:text-indent="0.5in" style:auto-text-indent="false" style:text-autospace="none"/>
      <style:text-properties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 fo:hyphenate="false"/>
    </style:style>
    <style:style style:name="Header" style:family="paragraph" style:parent-style-name="Standard" style:class="extra">
      <style:paragraph-properties fo:hyphenation-ladder-count="no-limit"/>
      <style:text-properties fo:hyphenate="false"/>
    </style:style>
    <style:style style:name="Основной_20_текст1" style:display-name="Основной текст1" style:family="paragraph">
      <style:paragraph-properties style:line-height-at-least="0.1665in" fo:text-align="justify" style:justify-single-word="false" fo:hyphenation-ladder-count="no-limit"/>
      <style:text-properties fo:color="#000000" style:font-name="Arial" fo:font-family="Arial" style:font-family-generic="swiss" style:font-pitch="variable" fo:language="ru" fo:country="RU" style:font-name-asian="Calibri" style:font-family-asian="Calibri" style:font-family-generic-asian="swiss" style:font-pitch-asian="variable" style:font-name-complex="Arial" style:font-family-complex="Arial" style:font-family-generic-complex="swiss" style:font-pitch-complex="variable" style:font-size-complex="10pt" style:language-complex="ar" style:country-complex="SA" fo:hyphenate="false"/>
    </style:style>
    <style:style style:name="Заголовок_20__2116_2_20__28_2_29_" style:display-name="Заголовок №2 (2)" style:family="paragraph" style:parent-style-name="Standard">
      <style:paragraph-properties fo:margin-top="0.1945in" fo:margin-bottom="0in" loext:contextual-spacing="false" fo:line-height="0.1902in" fo:text-align="justify" style:justify-single-word="false" fo:orphans="0" fo:widows="0" fo:hyphenation-ladder-count="no-limit"/>
      <style:text-properties fo:font-size="10pt" style:font-size-asian="10pt" style:font-size-complex="10pt" fo:hyphenate="false"/>
    </style:style>
    <style:style style:name="Обычный1" style:family="paragraph">
      <style:paragraph-properties fo:margin-top="0in" fo:margin-bottom="0.139in" loext:contextual-spacing="false" fo:line-height="115%" fo:orphans="2" fo:widows="2" fo:hyphenation-ladder-count="no-limit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 fo:hyphenate="false"/>
    </style:style>
    <style:style style:name="Стиль" style:family="paragraph">
      <style:paragraph-properties fo:hyphenation-ladder-count="no-limit"/>
      <style:text-properties style:font-name="Times New Roman" fo:font-family="'Times New Roman'" style:font-family-generic="roman" style:font-pitch="variable" fo:letter-spacing="-0.0008in" fo:language="en" fo:country="US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 style:language-complex="ar" style:country-complex="SA" fo:hyphenate="false"/>
    </style:style>
    <style:style style:name="Основной_20_текст_20_2" style:display-name="Основной текст 2" style:family="paragraph" style:parent-style-name="Standard">
      <style:paragraph-properties fo:margin-top="0in" fo:margin-bottom="0.0835in" loext:contextual-spacing="false" fo:line-height="200%" fo:hyphenation-ladder-count="no-limit"/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fo:hyphenate="false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Times New Roman" fo:font-family="'Times New Roman'" style:font-family-generic="roman" style:font-pitch="variable" fo:language="ru" fo:country="RU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/>
    </style:style>
    <style:style style:name="Основной_20_текст_20_3" style:display-name="Основной текст 3" style:family="paragraph" style:parent-style-name="Standard">
      <style:paragraph-properties fo:margin-top="0in" fo:margin-bottom="0.0835in" loext:contextual-spacing="false" fo:line-height="115%" fo:hyphenation-ladder-count="no-limit"/>
      <style:text-properties style:font-name="Calibri" fo:font-family="Calibri" style:font-family-generic="swiss" style:font-pitch="variable" fo:font-size="8pt" style:font-name-asian="Calibri" style:font-family-asian="Calibri" style:font-family-generic-asian="swiss" style:font-pitch-asian="variable" style:font-size-asian="8pt" style:font-name-complex="Calibri" style:font-family-complex="Calibri" style:font-family-generic-complex="swiss" style:font-pitch-complex="variable" style:font-size-complex="8pt" fo:hyphenate="false"/>
    </style:style>
    <style:style style:name="Абзац_20_списка1" style:display-name="Абзац списка1" style:family="paragraph" style:parent-style-name="Standard">
      <style:paragraph-properties fo:margin-left="0.5in" fo:margin-right="0in" fo:margin-top="0in" fo:margin-bottom="0.139in" loext:contextual-spacing="false" fo:line-height="115%" fo:hyphenation-ladder-count="no-limit" fo:text-indent="0in" style:auto-text-indent="false">
        <style:tab-stops/>
      </style:paragraph-properties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fo:hyphenate="false"/>
    </style:style>
    <style:style style:name="Table_20_Style_20_2" style:display-name="Table Style 2" style:family="paragraph">
      <style:paragraph-properties fo:orphans="2" fo:widows="2" fo:hyphenation-ladder-count="no-limit"/>
      <style:text-properties fo:color="#000000" style:font-name="Helvetica" fo:font-family="Helvetica, 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Helvetica" style:font-family-complex="Helvetica, Arial" style:font-family-generic-complex="swiss" style:font-pitch-complex="variable" style:font-size-complex="10pt" style:language-complex="ar" style:country-complex="SA" fo:hyphenate="false"/>
    </style:style>
    <style:style style:name="Style16" style:family="paragraph">
      <style:paragraph-properties fo:line-height="0.1929in" fo:text-align="justify" style:justify-single-word="false" fo:hyphenation-ladder-count="no-limit"/>
      <style:text-properties fo:color="#000000" style:font-name="Arial Unicode MS" fo:font-family="'Arial Unicode MS'" style:font-family-generic="swiss" style:font-pitch="variable" fo:language="ru" fo:country="RU" style:font-name-asian="Times New Roman" style:font-family-asian="'Times New Roman'" style:font-family-generic-asian="roman" style:font-pitch-asian="variable" style:font-name-complex="Arial Unicode MS" style:font-family-complex="'Arial Unicode MS'" style:font-family-generic-complex="swiss" style:font-pitch-complex="variable" style:language-complex="ar" style:country-complex="SA" fo:hyphenate="false"/>
    </style:style>
    <style:style style:name="western" style:family="paragraph" style:parent-style-name="Standard">
      <style:paragraph-properties fo:margin-top="0.1945in" fo:margin-bottom="0.1945in" loext:contextual-spacing="false" fo:hyphenation-ladder-count="no-limit"/>
      <style:text-properties fo:hyphenate="false"/>
    </style:style>
    <style:style style:name="Маркированный_20_список" style:display-name="Маркированный список" style:family="paragraph" style:parent-style-name="Standard">
      <style:paragraph-properties fo:margin-left="0.25in" fo:margin-right="0in" fo:text-align="justify" style:justify-single-word="false" fo:hyphenation-ladder-count="no-limit" fo:text-indent="-0.25in" style:auto-text-indent="false">
        <style:tab-stops/>
      </style:paragraph-properties>
      <style:text-properties fo:hyphenate="false"/>
    </style:style>
    <style:style style:name="Список_20_4" style:display-name="Список 4" style:family="paragraph" style:parent-style-name="Standard">
      <style:paragraph-properties fo:margin-left="0.8398in" fo:margin-right="0in" fo:text-align="justify" style:justify-single-word="false" fo:hyphenation-ladder-count="no-limit" fo:text-indent="-0.25in" style:auto-text-indent="false">
        <style:tab-stops/>
      </style:paragraph-properties>
      <style:text-properties style:font-size-complex="10pt" fo:hyphenate="false"/>
    </style:style>
    <style:style style:name="Список_20_3" style:display-name="Список 3" style:family="paragraph" style:parent-style-name="Standard">
      <style:paragraph-properties fo:margin-left="0.6429in" fo:margin-right="0in" fo:hyphenation-ladder-count="no-limit" fo:text-indent="-0.25in" style:auto-text-indent="false">
        <style:tab-stops/>
      </style:paragraph-properties>
      <style:text-properties fo:hyphenate="false"/>
    </style:style>
    <style:style style:name="for_5f_tables_5f_12" style:display-name="for_tables_12" style:family="paragraph" style:parent-style-name="Standard">
      <style:paragraph-properties fo:line-height="0.222in" fo:hyphenation-ladder-count="no-limit"/>
      <style:text-properties fo:hyphenate="false"/>
    </style:style>
    <style:style style:name="Основной_20_текст_20_21" style:display-name="Основной текст 21" style:family="paragraph" style:parent-style-name="Standard">
      <style:paragraph-properties fo:margin-left="0in" fo:margin-right="0in" fo:text-align="justify" style:justify-single-word="false" fo:hyphenation-ladder-count="no-limit" fo:text-indent="0.4925in" style:auto-text-indent="false"/>
      <style:text-properties fo:hyphenate="false"/>
    </style:style>
    <style:style style:name="Style40" style:family="paragraph" style:parent-style-name="Standard">
      <style:paragraph-properties fo:orphans="0" fo:widows="0" fo:hyphenation-ladder-count="no-limit" style:text-autospace="non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 fo:hyphenate="false"/>
    </style:style>
    <style:style style:name="Style91" style:family="paragraph" style:parent-style-name="Standard">
      <style:paragraph-properties fo:orphans="0" fo:widows="0" fo:hyphenation-ladder-count="no-limit" style:text-autospace="non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 fo:hyphenate="false"/>
    </style:style>
    <style:style style:name="Style96" style:family="paragraph" style:parent-style-name="Standard">
      <style:paragraph-properties fo:orphans="0" fo:widows="0" fo:hyphenation-ladder-count="no-limit" style:text-autospace="non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 fo:hyphenate="false"/>
    </style:style>
    <style:style style:name="Абзац_20_списка2" style:display-name="Абзац списка2" style:family="paragraph" style:parent-style-name="Standard">
      <style:paragraph-properties fo:margin-left="0.5in" fo:margin-right="0in" fo:margin-top="0in" fo:margin-bottom="0.139in" loext:contextual-spacing="false" fo:line-height="115%" fo:hyphenation-ladder-count="no-limit" fo:text-indent="0in" style:auto-text-indent="false">
        <style:tab-stops/>
      </style:paragraph-properties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fo:hyphenate="false"/>
    </style:style>
    <style:style style:name="Table_20_Paragraph" style:display-name="Table Paragraph" style:family="paragraph" style:parent-style-name="Standard">
      <style:paragraph-properties fo:orphans="0" fo:widows="0" fo:hyphenation-ladder-count="no-limit" style:text-autospace="none"/>
      <style:text-properties style:font-name-asian="Calibri" style:font-family-asian="Calibri" style:font-family-generic-asian="swiss" style:font-pitch-asian="variable"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Standard" style:class="extra">
      <style:paragraph-properties fo:hyphenation-ladder-count="no-limit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false"/>
    </style:style>
    <style:style style:name="Абзац_20_списка3" style:display-name="Абзац списка3" style:family="paragraph" style:parent-style-name="Standard">
      <style:paragraph-properties fo:margin-left="0.5in" fo:margin-right="0in" fo:margin-top="0in" fo:margin-bottom="0.139in" loext:contextual-spacing="false" fo:line-height="115%" fo:hyphenation-ladder-count="no-limit" fo:text-indent="0in" style:auto-text-indent="false">
        <style:tab-stops/>
      </style:paragraph-properties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fo:hyphenate="false"/>
    </style:style>
    <style:style style:name="Normal1" style:family="paragraph">
      <style:paragraph-properties fo:orphans="2" fo:widows="2" fo:hyphenation-ladder-count="no-limit"/>
      <style:text-properties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/>
    </style:style>
    <style:style style:name="Абзац_20_списка4" style:display-name="Абзац списка4" style:family="paragraph" style:parent-style-name="Standard">
      <style:paragraph-properties fo:margin-left="0.5in" fo:margin-right="0in" fo:margin-top="0in" fo:margin-bottom="0.139in" loext:contextual-spacing="false" fo:line-height="115%" fo:hyphenation-ladder-count="no-limit" fo:text-indent="0in" style:auto-text-indent="false">
        <style:tab-stops/>
      </style:paragraph-properties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fo:hyphenate="false"/>
    </style:style>
    <style:style style:name="times14_5f__5f__5f_0420_5f_0418_5f_041e2" style:display-name="times14___0420_0418_041e2" style:family="paragraph" style:parent-style-name="Standard">
      <style:paragraph-properties fo:margin-top="0.1945in" fo:margin-bottom="0.1945in" loext:contextual-spacing="false" fo:hyphenation-ladder-count="no-limit"/>
      <style:text-properties fo:hyphenate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1945in" fo:margin-bottom="0.1945in" loext:contextual-spacing="false" fo:hyphenation-ladder-count="no-limit"/>
      <style:text-properties fo:hyphenate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2">
      <style:paragraph-properties fo:line-height="120%" fo:text-align="justify" style:justify-single-word="false" fo:hyphenation-ladder-count="no-limit"/>
      <style:text-properties fo:font-size="14pt" fo:letter-spacing="-0.0016in" style:font-size-asian="14pt" style:font-size-complex="10pt" fo:hyphenate="false"/>
    </style:style>
    <style:style style:name="Times14_5f_РИО2" style:display-name="Times14_РИО2" style:family="paragraph" style:parent-style-name="Standard">
      <style:paragraph-properties fo:margin-left="0in" fo:margin-right="0in" fo:line-height="130%" fo:text-align="justify" style:justify-single-word="false" fo:hyphenation-ladder-count="no-limit" fo:text-indent="0.4925in" style:auto-text-indent="false"/>
      <style:text-properties fo:font-size="14pt" style:font-size-asian="14pt" fo:hyphenate="false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1945in" fo:margin-bottom="0.1945in" loext:contextual-spacing="false" fo:hyphenation-ladder-count="no-limit"/>
      <style:text-properties fo:hyphenate="false"/>
    </style:style>
    <style:style style:name="Абзац_20_списка5" style:display-name="Абзац списка5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style:font-name-asian="Calibri" style:font-family-asian="Calibri" style:font-family-generic-asian="swiss" style:font-pitch-asian="variable" fo:hyphenate="false"/>
    </style:style>
    <style:style style:name="Текст_20_выноски" style:display-name="Текст выноски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/>
    </style:style>
    <style:style style:name="Абзац_20_списка6" style:display-name="Абзац списка6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style:font-name-asian="Calibri" style:font-family-asian="Calibri" style:font-family-generic-asian="swiss" style:font-pitch-asian="variable" fo:hyphenate="false"/>
    </style:style>
    <style:style style:name="Текст_20_абзаца" style:display-name="Текст абзаца" style:family="paragraph" style:parent-style-name="Standard">
      <style:paragraph-properties fo:margin-left="0in" fo:margin-right="0in" fo:text-align="justify" style:justify-single-word="false" fo:hyphenation-ladder-count="no-limit" fo:text-indent="0.4925in" style:auto-text-indent="false"/>
      <style:text-properties fo:language="en" fo:country="US" fo:hyphenate="false"/>
    </style:style>
    <style:style style:name="Стандартный_20_HTML" style:display-name="Стандартный HTML" style:family="paragraph" style:parent-style-name="Standard">
      <style:paragraph-properties fo:hyphenation-ladder-count="no-limit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Квадрат3" style:family="paragraph" style:parent-style-name="Standard">
      <style:paragraph-properties fo:text-align="justify" style:justify-single-word="false" fo:orphans="0" fo:widows="0" fo:hyphenation-ladder-count="no-limit" style:vertical-align="auto"/>
      <style:text-properties style:font-name="a_Timer" fo:font-family="a_Timer" style:font-family-generic="roman" style:font-pitch="variable" fo:language="en" fo:country="US" style:font-name-asian="a_Timer" style:font-family-asian="a_Timer" style:font-family-generic-asian="roman" style:font-pitch-asian="variable" style:language-asian="ru" style:country-asian="RU" style:font-name-complex="a_Timer" style:font-family-complex="a_Timer" style:font-family-generic-complex="roman" style:font-pitch-complex="variable" fo:hyphenate="false"/>
    </style:style>
    <style:style style:name="Обычный_20__2b__20_14_20_pt.по_20_ширине.Первая_20_строка_3a__20__20_0.97_20_см.Справа_3a__20__20_-1.25_20_см.Между..._20_..." style:display-name="Обычный + 14 pt.по ширине.Первая строка:  0.97 см.Справа:  -1.25 см.Между... ..." style:family="paragraph" style:parent-style-name="Квадрат3">
      <style:paragraph-properties fo:margin-left="0in" fo:margin-right="-0.4902in" fo:line-height="120%" fo:hyphenation-ladder-count="no-limit" fo:text-indent="0in" style:auto-text-indent="false"/>
      <style:text-properties fo:font-size="14pt" fo:language="ru" fo:country="RU" style:font-size-asian="14pt"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Обычный_20__2b__20_14_20_pt" style:display-name="Обычный + 14 pt" style:family="paragraph" style:parent-style-name="Квадрат3">
      <style:paragraph-properties fo:margin-left="0in" fo:margin-right="-0.4902in" fo:line-height="120%" fo:hyphenation-ladder-count="no-limit" fo:text-indent="0in" style:auto-text-indent="false"/>
      <style:text-properties style:font-name="Times New Roman" fo:font-family="'Times New Roman'" style:font-family-generic="roman" style:font-pitch="variable" fo:font-size="14pt" fo:language="ru" fo:country="RU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fo:hyphenate="false"/>
    </style:style>
    <style:style style:name="List_20_Contents" style:display-name="List Contents" style:family="paragraph" style:parent-style-name="Standard" style:class="html">
      <style:paragraph-properties fo:margin-left="0.3937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List_20_Heading" style:display-name="List Heading" style:family="paragraph" style:parent-style-name="Standard" style:next-style-name="List_20_Contents" style:class="html">
      <style:paragraph-properties fo:hyphenation-ladder-count="no-limit"/>
      <style:text-properties fo:hyphenate="false"/>
    </style:style>
    <style:style style:name="Основной_20_шрифт_20_абзаца" style:display-name="Основной шрифт абзаца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name-asian="Symbol" style:font-family-asian="Symbol" style:font-family-generic-asian="roman" style:font-pitch-asian="variable" style:font-charset-asian="x-symbo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3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4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5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6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7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8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9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0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1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name-asian="Symbol" style:font-family-asian="Symbol" style:font-family-generic-asian="roman" style:font-pitch-asian="variable" style:font-charset-asian="x-symbo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11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1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2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3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4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5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6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7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8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>
      <style:text-properties fo:color="#4f81bd" style:font-name="Cambria" fo:font-family="Cambria" style:font-family-generic="roman" style:font-pitch="variable" fo:font-size="13pt" fo:font-weight="bold" style:font-name-asian="Cambria" style:font-family-asian="Cambria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" fo:font-family="Cambria" style:font-family-generic="roman" style:font-pitch="variable" fo:font-size="12pt" fo:font-style="italic" style:font-name-asian="Cambria" style:font-family-asian="Cambria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" fo:font-family="Cambria" style:font-family-generic="roman" style:font-pitch="variable" fo:font-size="12pt" fo:font-style="italic" style:font-name-asian="Cambria" style:font-family-asian="Cambria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" fo:font-family="Cambria" style:font-family-generic="roman" style:font-pitch="variable" fo:font-style="italic" style:font-name-asian="Cambria" style:font-family-asian="Cambria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text-underline-mode="continuous" style:text-overline-mode="continuous" style:text-line-through-mode="continuo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>
      <style:text-properties style:font-name-complex="Times New Roman" style:font-family-complex="'Times New Roman'" style:font-family-generic-complex="roman" style:font-pitch-complex="variable"/>
    </style:style>
    <style:style style:name="hps" style:family="text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>
      <style:text-properties style:font-name="Calibri" fo:font-family="Calibri" style:font-family-generic="swiss" style:font-pitch="variable" fo:font-size="11pt" fo:font-weight="bold" style:font-name-asian="Calibri" style:font-family-asian="Calibri" style:font-family-generic-asian="swiss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 style:font-name-complex="Arial Unicode MS" style:font-family-complex="'Arial Unicode MS'" style:font-family-generic-complex="swiss" style:font-pitch-complex="variable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Arial Unicode MS" style:font-family-complex="'Arial Unicode MS'" style:font-family-generic-complex="swiss" style:font-pitch-complex="variable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apple-style-span" style:family="text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>
      <style:text-properties fo:font-variant="small-caps" fo:letter-spacing="0.0035in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Стандартный_20_HTML_20_Знак" style:display-name="Стандартный HTML Знак" style:family="text">
      <style:text-properties style:font-name="Courier New" fo:font-family="'Courier New'" style:font-family-generic="modern" style:font-pitch="fixed" style:font-name-asian="Times New Roman" style:font-family-asian="'Times New Roman'" style:font-family-generic-asian="roman" style:font-pitch-asian="variable" style:font-name-complex="Courier New" style:font-family-complex="'Courier New'" style:font-family-generic-complex="modern" style:font-pitch-complex="fixed"/>
    </style:style>
    <style:style style:name="hljs-selector-clas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_5f_CharLFO2LVL1" style:display-name="WW_CharLFO2LVL1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25in" fo:margin-left="0.5654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25in" fo:margin-left="0.5457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2953in" fo:margin-bottom="0.4925in" fo:margin-left="1.1811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2472in" fo:margin-left="0in" fo:margin-right="0in" fo:margin-bottom="0in" style:dynamic-spacing="true"/>
      </style:header-style>
      <style:footer-style>
        <style:header-footer-properties fo:min-height="0.2953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 text:c="5"/></text:p>
      </style:header>
      <style:footer>
        <text:p text:style-name="MP2"><text:page-number text:select-page="current">7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ПРОЕКТ ЛЭТИ</dc:title>
    <meta:initial-creator>SAP</meta:initial-creator>
    <dc:creator>anton</dc:creator>
    <meta:creation-date>2018-09-22T21:53:00Z</meta:creation-date>
    <dc:date>2020-04-21T19:31:00Z</dc:date>
    <meta:print-date>2015-07-17T12:06:00Z</meta:print-date>
    <meta:editing-cycles>56</meta:editing-cycles>
    <meta:editing-duration>PT31260S</meta:editing-duration>
    <meta:document-statistic meta:table-count="1" meta:image-count="0" meta:object-count="0" meta:page-count="7" meta:paragraph-count="123" meta:word-count="772" meta:character-count="5870" meta:non-whitespace-character-count="4817"/>
    <meta:template xlink:type="simple" xlink:actuate="onRequest" xlink:title="" xlink:href="Normal"/>
  </office:meta>
</office:document-meta>
</file>